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201ab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031807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1d642" officeooo:paragraph-rsid="0011d64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1cabc" officeooo:paragraph-rsid="00201ab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c4aaa" officeooo:paragraph-rsid="00201ab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en" fo:country="US" style:text-underline-style="solid" style:text-underline-width="auto" style:text-underline-color="font-color" fo:font-weight="bold" officeooo:rsid="00201abd" officeooo:paragraph-rsid="00201ab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3pt" fo:font-weight="bold" officeooo:rsid="0001cabc" officeooo:paragraph-rsid="0001cabc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0pt" fo:font-weight="normal" officeooo:rsid="00122460" officeooo:paragraph-rsid="00122460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1pt" officeooo:rsid="0001cabc" officeooo:paragraph-rsid="00201abd" style:font-size-asian="11pt" style:font-size-complex="11pt"/>
    </style:style>
    <style:style style:name="P10" style:family="paragraph" style:parent-style-name="Standard">
      <style:text-properties fo:font-size="11pt" officeooo:rsid="0001cabc" officeooo:paragraph-rsid="0001cabc" style:font-size-asian="11pt" style:font-size-complex="11pt"/>
    </style:style>
    <style:style style:name="P11" style:family="paragraph" style:parent-style-name="Standard">
      <style:text-properties fo:font-size="11pt" officeooo:rsid="0001cabc" officeooo:paragraph-rsid="002cd02f" style:font-size-asian="11pt" style:font-size-complex="11pt"/>
    </style:style>
    <style:style style:name="P12" style:family="paragraph" style:parent-style-name="Standard">
      <style:paragraph-properties style:writing-mode="lr-tb"/>
      <style:text-properties fo:font-size="11pt" officeooo:rsid="0001cabc" officeooo:paragraph-rsid="002fe9fb" style:font-size-asian="11pt" style:font-size-complex="11pt"/>
    </style:style>
    <style:style style:name="P13" style:family="paragraph" style:parent-style-name="Standard">
      <style:text-properties fo:font-size="11pt" officeooo:rsid="0004ccef" officeooo:paragraph-rsid="00031807" style:font-size-asian="11pt" style:font-size-complex="11pt"/>
    </style:style>
    <style:style style:name="P14" style:family="paragraph" style:parent-style-name="Standard">
      <style:text-properties fo:font-size="11pt" officeooo:rsid="00201abd" officeooo:paragraph-rsid="00201abd" style:font-size-asian="11pt" style:font-size-complex="11pt"/>
    </style:style>
    <style:style style:name="P15" style:family="paragraph" style:parent-style-name="Standard">
      <style:text-properties fo:font-size="11pt" officeooo:rsid="00201abd" officeooo:paragraph-rsid="0033cca4" style:font-size-asian="11pt" style:font-size-complex="11pt"/>
    </style:style>
    <style:style style:name="P16" style:family="paragraph" style:parent-style-name="Standard">
      <style:text-properties fo:font-size="11pt" officeooo:rsid="00031807" officeooo:paragraph-rsid="00201abd" style:font-size-asian="11pt" style:font-size-complex="11pt"/>
    </style:style>
    <style:style style:name="P17" style:family="paragraph" style:parent-style-name="Standard">
      <style:text-properties fo:font-size="11pt" fo:font-style="italic" style:text-underline-style="none" fo:font-weight="normal" officeooo:rsid="0029ba6b" officeooo:paragraph-rsid="0029ba6b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list-style-name="L1">
      <style:text-properties fo:font-size="11pt" officeooo:rsid="00201abd" officeooo:paragraph-rsid="00201abd" style:font-size-asian="11pt" style:font-size-complex="11pt"/>
    </style:style>
    <style:style style:name="P19" style:family="paragraph" style:parent-style-name="Standard" style:list-style-name="L2">
      <style:text-properties fo:font-size="11pt" officeooo:rsid="00201abd" officeooo:paragraph-rsid="00201abd" style:font-size-asian="11pt" style:font-size-complex="11pt"/>
    </style:style>
    <style:style style:name="P20" style:family="paragraph" style:parent-style-name="Standard" style:list-style-name="L3">
      <style:text-properties fo:font-size="11pt" officeooo:rsid="002884a2" officeooo:paragraph-rsid="002884a2" style:font-size-asian="11pt" style:font-size-complex="11pt"/>
    </style:style>
    <style:style style:name="P21" style:family="paragraph" style:parent-style-name="Standard" style:list-style-name="L4">
      <style:paragraph-properties style:writing-mode="lr-tb"/>
      <style:text-properties fo:font-size="11pt" officeooo:rsid="0001cabc" officeooo:paragraph-rsid="00369078" style:font-size-asian="11pt" style:font-size-complex="11pt"/>
    </style:style>
    <style:style style:name="P22" style:family="paragraph" style:parent-style-name="Standard" style:list-style-name="L5">
      <style:text-properties fo:font-size="11pt" officeooo:rsid="0001cabc" officeooo:paragraph-rsid="00201abd" style:font-size-asian="11pt" style:font-size-complex="11pt"/>
    </style:style>
    <style:style style:name="P23" style:family="paragraph" style:parent-style-name="Standard" style:list-style-name="L4">
      <style:paragraph-properties style:writing-mode="lr-tb"/>
      <style:text-properties fo:font-size="11pt" officeooo:paragraph-rsid="002fe9fb" style:font-size-asian="11pt" style:font-size-complex="11pt"/>
    </style:style>
    <style:style style:name="P24" style:family="paragraph" style:parent-style-name="Standard" style:list-style-name="L6">
      <style:text-properties fo:font-size="11pt" officeooo:rsid="00031807" officeooo:paragraph-rsid="00201abd" style:font-size-asian="11pt" style:font-size-complex="11pt"/>
    </style:style>
    <style:style style:name="P25" style:family="paragraph" style:parent-style-name="Standard" style:list-style-name="L7">
      <style:text-properties fo:font-size="11pt" officeooo:rsid="00268f57" officeooo:paragraph-rsid="002fe9fb" style:font-size-asian="11pt" style:font-size-complex="11pt"/>
    </style:style>
    <style:style style:name="P26" style:family="paragraph" style:parent-style-name="Standard" style:list-style-name="L7">
      <style:text-properties officeooo:paragraph-rsid="0029ba6b"/>
    </style:style>
    <style:style style:name="P27" style:family="paragraph" style:parent-style-name="Standard" style:list-style-name="L7">
      <style:paragraph-properties style:writing-mode="lr-tb"/>
      <style:text-properties officeooo:paragraph-rsid="002fe9fb"/>
    </style:style>
    <style:style style:name="P28" style:family="paragraph" style:parent-style-name="Standard" style:list-style-name="L7">
      <style:paragraph-properties style:writing-mode="lr-tb"/>
      <style:text-properties officeooo:rsid="003520d9" officeooo:paragraph-rsid="003520d9"/>
    </style:style>
    <style:style style:name="P29" style:family="paragraph" style:parent-style-name="Standard" style:list-style-name="L7">
      <style:text-properties officeooo:rsid="003520d9" officeooo:paragraph-rsid="003520d9"/>
    </style:style>
    <style:style style:name="P30" style:family="paragraph" style:parent-style-name="Standard" style:list-style-name="L8">
      <style:text-properties style:font-name="FreeSerif" fo:font-size="11pt" style:text-underline-style="none" fo:font-weight="normal" officeooo:rsid="00122460" officeooo:paragraph-rsid="00122460" style:font-size-asian="11pt" style:font-weight-asian="normal" style:font-size-complex="11pt" style:font-weight-complex="normal"/>
    </style:style>
    <style:style style:name="P31" style:family="paragraph" style:parent-style-name="Standard" style:list-style-name="L9">
      <style:text-properties officeooo:paragraph-rsid="00245708"/>
    </style:style>
    <style:style style:name="T1" style:family="text">
      <style:text-properties officeooo:rsid="0001cab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1807" style:font-size-asian="11pt" style:font-size-complex="11pt"/>
    </style:style>
    <style:style style:name="T4" style:family="text">
      <style:text-properties fo:font-size="11pt" officeooo:rsid="00201abd" style:font-size-asian="11pt" style:font-size-complex="11pt"/>
    </style:style>
    <style:style style:name="T5" style:family="text">
      <style:text-properties fo:font-size="11pt" officeooo:rsid="00297421" style:font-size-asian="11pt" style:font-size-complex="11pt"/>
    </style:style>
    <style:style style:name="T6" style:family="text">
      <style:text-properties fo:font-size="11pt" officeooo:rsid="0029ba6b" style:font-size-asian="11pt" style:font-size-complex="11pt"/>
    </style:style>
    <style:style style:name="T7" style:family="text">
      <style:text-properties fo:font-size="11pt" officeooo:rsid="00245708" style:font-size-asian="11pt" style:font-size-complex="11pt"/>
    </style:style>
    <style:style style:name="T8" style:family="text">
      <style:text-properties fo:font-size="11pt" officeooo:rsid="00268f57" style:font-size-asian="11pt" style:font-size-complex="11pt"/>
    </style:style>
    <style:style style:name="T9" style:family="text">
      <style:text-properties fo:font-size="11pt" officeooo:rsid="002fe9fb" style:font-size-asian="11pt" style:font-size-complex="11pt"/>
    </style:style>
    <style:style style:name="T10" style:family="text">
      <style:text-properties fo:font-size="11pt" officeooo:rsid="003520d9" style:font-size-asian="11pt" style:font-size-complex="11pt"/>
    </style:style>
    <style:style style:name="T11" style:family="text">
      <style:text-properties officeooo:rsid="0004e73a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04e73a"/>
    </style:style>
    <style:style style:name="T14" style:family="text">
      <style:text-properties officeooo:rsid="00066e4b"/>
    </style:style>
    <style:style style:name="T15" style:family="text">
      <style:text-properties officeooo:rsid="001248b9"/>
    </style:style>
    <style:style style:name="T16" style:family="text">
      <style:text-properties officeooo:rsid="001d803f"/>
    </style:style>
    <style:style style:name="T17" style:family="text">
      <style:text-properties officeooo:rsid="00201abd"/>
    </style:style>
    <style:style style:name="T18" style:family="text">
      <style:text-properties officeooo:rsid="0022fe46"/>
    </style:style>
    <style:style style:name="T19" style:family="text">
      <style:text-properties officeooo:rsid="00245708"/>
    </style:style>
    <style:style style:name="T20" style:family="text">
      <style:text-properties officeooo:rsid="002884a2"/>
    </style:style>
    <style:style style:name="T21" style:family="text">
      <style:text-properties officeooo:rsid="00297421"/>
    </style:style>
    <style:style style:name="T22" style:family="text">
      <style:text-properties officeooo:rsid="0029ba6b"/>
    </style:style>
    <style:style style:name="T23" style:family="text">
      <style:text-properties officeooo:rsid="002c4aaa"/>
    </style:style>
    <style:style style:name="T24" style:family="text">
      <style:text-properties officeooo:rsid="002cd02f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9ba6b" style:font-style-asian="italic" style:font-style-complex="italic"/>
    </style:style>
    <style:style style:name="T27" style:family="text">
      <style:text-properties fo:font-style="italic" officeooo:rsid="0032a6cc" style:font-style-asian="italic" style:font-style-complex="italic"/>
    </style:style>
    <style:style style:name="T28" style:family="text">
      <style:text-properties officeooo:rsid="002e7187"/>
    </style:style>
    <style:style style:name="T29" style:family="text">
      <style:text-properties officeooo:rsid="002fe9fb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fe9fb" style:font-style-asian="normal" style:font-style-complex="normal"/>
    </style:style>
    <style:style style:name="T32" style:family="text">
      <style:text-properties fo:font-style="normal" officeooo:rsid="0033cca4" style:font-style-asian="normal" style:font-style-complex="normal"/>
    </style:style>
    <style:style style:name="T33" style:family="text">
      <style:text-properties fo:font-style="normal" officeooo:rsid="002884a2" style:font-style-asian="normal" style:font-style-complex="normal"/>
    </style:style>
    <style:style style:name="T34" style:family="text">
      <style:text-properties fo:font-style="normal" officeooo:rsid="003d34d3" style:font-style-asian="normal" style:font-style-complex="normal"/>
    </style:style>
    <style:style style:name="T35" style:family="text">
      <style:text-properties officeooo:rsid="003520d9"/>
    </style:style>
    <style:style style:name="T36" style:family="text">
      <style:text-properties officeooo:rsid="00369078"/>
    </style:style>
    <style:style style:name="T37" style:family="text">
      <style:text-properties officeooo:rsid="003a08a4"/>
    </style:style>
    <style:style style:name="T38" style:family="text">
      <style:text-properties officeooo:rsid="003af46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ego Cabello – Resume</text:p>
      <text:p text:style-name="P8">Diego Cabello <text:span text:style-name="T20">is a 20-year old software engineer currently working on embedded systems at XRGeneralHospital in Ann Arbor, MI, </text:span><text:span text:style-name="T21">and is planning to </text:span><text:span text:style-name="T37">relocate </text:span><text:span text:style-name="T21">to the </text:span><text:span text:style-name="T37">West Coast </text:span><text:span text:style-name="T21">to </text:span><text:span text:style-name="T35">continue </text:span><text:span text:style-name="T21">work</text:span><text:span text:style-name="T35">ing</text:span><text:span text:style-name="T21"> in tech</text:span><text:span text:style-name="T20">. </text:span></text:p>
      <text:p text:style-name="P10"/>
      <text:p text:style-name="P15"><text:span text:style-name="T31">Website: </text:span><text:a xlink:type="simple" xlink:href="https://diegocabello.com/" text:style-name="Internet_20_link" text:visited-style-name="Visited_20_Internet_20_Link"><text:span text:style-name="T30">diegocabello.com</text:span></text:a><text:span text:style-name="T30"> </text:span><text:span text:style-name="T31">| Email: </text:span><text:a xlink:type="simple" xlink:href="mailto:diego.cabello091@gmail.com" text:style-name="Internet_20_link" text:visited-style-name="Visited_20_Internet_20_Link"><text:span text:style-name="T31">diego.cabello091@gmail.com</text:span></text:a><text:span text:style-name="T31"> </text:span><text:span text:style-name="T32">| Github: </text:span><text:a xlink:type="simple" xlink:href="https://github.com/diegocabello/pylents" text:style-name="Internet_20_link" text:visited-style-name="Visited_20_Internet_20_Link"><text:span text:style-name="T33">github.com/diegocabello</text:span></text:a><text:span text:style-name="T33"> </text:span><text:span text:style-name="T34">| 7206074142</text:span></text:p>
      <text:p text:style-name="P10"/>
      <text:p text:style-name="P5">Professional Experience</text:p>
      <text:p text:style-name="P14">XRGeneral Hospital – Ann Arbor, MI <text:span text:style-name="T23">| </text:span>Embedded Systems Engineer | Nov 2024 – Present</text:p>
      <text:list text:style-name="L1">
        <text:list-item>
          <text:p text:style-name="P18">Developed embedded firmware for “BERT” diagnostic tools using ESP32 and STM32 microcontrollers.</text:p>
        </text:list-item>
        <text:list-item>
          <text:p text:style-name="P18"><text:span text:style-name="T28">Did p</text:span>roduct assembly, EOL testing, and hardware validation; wrote C++/Arduino code for hardware control.</text:p>
        </text:list-item>
        <text:list-item>
          <text:p text:style-name="P18">Conducted market research for embedded diagnostic devices.</text:p>
        </text:list-item>
      </text:list>
      <text:p text:style-name="P14">Premier Sound Services – Baton Rouge, LA <text:span text:style-name="T23">| </text:span>Technical Contractor | Feb 2023 – July 2023</text:p>
      <text:list text:style-name="L2">
        <text:list-item>
          <text:p text:style-name="P19">Installed professional audio systems across venues in Louisiana.</text:p>
        </text:list-item>
        <text:list-item>
          <text:p text:style-name="P19">Gained practical experience with high-voltage electrical systems</text:p>
        </text:list-item>
      </text:list>
      <text:p text:style-name="P9"/>
      <text:p text:style-name="P1">Projects</text:p>
      <text:p text:style-name="P14"><text:span text:style-name="T25">All projects </text:span><text:span text:style-name="T26">and source code </text:span><text:span text:style-name="T25">demonstrated at </text:span><text:a xlink:type="simple" xlink:href="https://diegocabello.com/" text:style-name="Internet_20_link" text:visited-style-name="Visited_20_Internet_20_Link"><text:span text:style-name="T25">diegocabello.com</text:span></text:a></text:p>
      <text:list text:style-name="L3">
        <text:list-item>
          <text:p text:style-name="P20">ENTS (Extendable Nested Tagging Schema) – Source <text:a xlink:type="simple" xlink:href="https://github.com/diegocabello/pylents" text:style-name="Internet_20_link" text:visited-style-name="Visited_20_Internet_20_Link">github.com/diegocabello/pylents</text:a> or install Nix flake `nix profile install pylents`. <text:span text:style-name="T22">Custom file schema → Haskell parser → plaintext JSON db → Python CLI/Ncurses TUI</text:span></text:p>
        </text:list-item>
        <text:list-item>
          <text:p text:style-name="P20">Sculblog – Static site blog generator. <text:span text:style-name="T21">Built portfolio website with it. Features one-command post creation and updating, draft history logging, and listings for multiple pages. Easier to use than </text:span><text:span text:style-name="T22">other SSGs like</text:span><text:span text:style-name="T21"> Hugo</text:span></text:p>
        </text:list-item>
        <text:list-item>
          <text:p text:style-name="P20">BERT diagnostics tool for XRGeneral Hospital</text:p>
        </text:list-item>
        <text:list-item>
          <text:p text:style-name="P20">Arduino LCD1602 Boolean Calculator</text:p>
        </text:list-item>
        <text:list-item>
          <text:p text:style-name="P20">Twitter Scrapers</text:p>
        </text:list-item>
      </text:list>
      <text:p text:style-name="P9"/>
      <text:p text:style-name="P4"><text:span text:style-name="T17">Formal </text:span>Education <text:span text:style-name="T17">History</text:span></text:p>
      <text:p text:style-name="P17">Currently working full-time; intend to complete bachelor’s degree after relocating<text:line-break/><text:span text:style-name="T30">Washtenaw Community College – Ann Arbor, MI | Aug 2023 – Apr 2024 </text:span></text:p>
      <text:p text:style-name="P12">Louisiana State University – Baton Rouge, LA <text:span text:style-name="T29">|</text:span> Aug 2022 – May 2023</text:p>
      <text:list text:style-name="L4">
        <text:list-item>
          <text:p text:style-name="P21">Recipient of Presidential Scholarship, <text:span text:style-name="T36">G</text:span><text:span text:style-name="T14">raphic design major</text:span></text:p>
        </text:list-item>
        <text:list-item>
          <text:p text:style-name="P23"><text:span text:style-name="T36">Clubs:</text:span><text:span text:style-name="T1"> “Ratio Christi” </text:span><text:span text:style-name="T36">(</text:span><text:span text:style-name="T1">apologetics + debate</text:span><text:span text:style-name="T36">),</text:span><text:span text:style-name="T1"> CEO (Collegiate </text:span><text:span text:style-name="T11">E</text:span><text:span text:style-name="T12">ntrepreneur</text:span><text:span text:style-name="T13">ship</text:span><text:span text:style-name="T1"> Organization)</text:span></text:p>
        </text:list-item>
        <text:list-item>
          <text:p text:style-name="P21"><text:span text:style-name="T36">C</text:span>o-Founded “Wonder Clothing” </text:p>
        </text:list-item>
      </text:list>
      <text:p text:style-name="P11">Detroit Catholic Central High School – Novi, MI <text:span text:style-name="T24">| </text:span>Aug 2018 – May 2022</text:p>
      <text:list text:style-name="L5">
        <text:list-item>
          <text:p text:style-name="P22">3.9 cumulative GPA, 33 ACT, 1480 PSAT, recipient of Fr. Gabriel Richard honors award 3x, <text:span text:style-name="T16">participation in</text:span> Stocks and Markets club outside school, participation in Cross Country, Track, and quizbowl, 19:30 5k time</text:p>
        </text:list-item>
      </text:list>
      <text:p text:style-name="P9"/>
      <text:p text:style-name="P6">Start-up Experience</text:p>
      <text:p text:style-name="P9">Wonder Clothing – Baton Rouge, LA <text:span text:style-name="T28">| Co-Founder |</text:span> Nov 2022 – Aug 2023</text:p>
      <text:list text:style-name="L6">
        <text:list-item>
          <text:p text:style-name="P24">Launched e-commerce clothing brand with team of 5 from LSU’s CEO club.</text:p>
        </text:list-item>
        <text:list-item>
          <text:p text:style-name="P24"><text:span text:style-name="T28">Was in charge of</text:span> website development, logistics, <text:span text:style-name="T28">fulfil</text:span><text:span text:style-name="T38">l</text:span><text:span text:style-name="T28">ment, and </text:span>product design</text:p>
        </text:list-item>
        <text:list-item>
          <text:p text:style-name="P24">Also involved in vendor sourcing, investment outreach, and <text:span text:style-name="T28">legal setup</text:span></text:p>
        </text:list-item>
      </text:list>
      <text:p text:style-name="P16"/>
      <text:p text:style-name="P2"><text:span text:style-name="T28">Technical </text:span>Skills</text:p>
      <text:list text:style-name="L7">
        <text:list-item>
          <text:p text:style-name="P26"><text:span text:style-name="T10">Languages</text:span><text:span text:style-name="T4">: </text:span><text:span text:style-name="T3">Python, JavaScript (React.js, Next.js, Node.js), C/C++ </text:span><text:span text:style-name="T6">(ncurses)</text:span><text:span text:style-name="T3">, SQL (Postgres + SQLite), </text:span><text:span text:style-name="T4"><text:s/></text:span><text:span text:style-name="T3">HTML/CSS (tailwind), </text:span><text:span text:style-name="T5">PHP</text:span></text:p>
        </text:list-item>
        <text:list-item>
          <text:p text:style-name="P27"><text:span text:style-name="T9">Platforms: </text:span><text:span text:style-name="T2">AWS, Vercel, Apache, Arduino, STM32, ESP32</text:span></text:p>
        </text:list-item>
        <text:list-item>
          <text:p text:style-name="P28"><text:span text:style-name="T9">W</text:span><text:span text:style-name="T2">orkflow: Git, Vim, Bash, Nix, grep/sed</text:span></text:p>
        </text:list-item>
        <text:list-item>
          <text:p text:style-name="P29"><text:span text:style-name="T9">A</text:span><text:span text:style-name="T2">lso familiar with: Haskell, Rust, LLaMA, Stable Diffusion</text:span></text:p>
        </text:list-item>
        <text:list-item>
          <text:p text:style-name="P25">Excellent technical documentation (see portfolio); strong memory and communication</text:p>
        </text:list-item>
      </text:list>
      <text:p text:style-name="P13"/>
      <text:p text:style-name="P3">Interests</text:p>
      <text:list text:style-name="L8">
        <text:list-item>
          <text:p text:style-name="P30"><text:span text:style-name="T15">Running, Reading, </text:span><text:span text:style-name="T19">Writing, </text:span>Evolutionary Biology, Game Theor<text:span text:style-name="T18">y</text:span></text:p>
        </text:list-item>
      </text:list>
      <text:list text:style-name="L9">
        <text:list-item>
          <text:p text:style-name="P31"><text:span text:style-name="T7">Books read this </text:span><text:span text:style-name="T8">past </text:span><text:span text:style-name="T7">year </text:span><text:span text:style-name="T6">(&gt;500k words cumulative)</text:span><text:span text:style-name="T7">: </text:span><text:span text:style-name="Emphasis">Democracy in America</text:span>, <text:span text:style-name="Emphasis">Seneca’s Letters</text:span>, <text:span text:style-name="Emphasis">The Art of Unix Programming</text:span>, <text:span text:style-name="Emphasis">An Appetite for Wonder</text:span>, <text:span text:style-name="T27">Fear and Loathing in Las Vegas, </text:span><text:span text:style-name="Emphasis">Freud’s Three Essay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9:59:20.389938696</meta:creation-date>
    <dc:date>2025-04-21T16:17:25.647719940</dc:date>
    <meta:editing-duration>PT8H52M7S</meta:editing-duration>
    <meta:editing-cycles>43</meta:editing-cycles>
    <meta:generator>LibreOffice/24.2.7.2$Linux_X86_64 LibreOffice_project/420$Build-2</meta:generator>
    <meta:print-date>2024-07-29T21:48:21.337081497</meta:print-date>
    <meta:printed-by>PDF files</meta:printed-by>
    <meta:document-statistic meta:table-count="0" meta:image-count="0" meta:object-count="0" meta:page-count="1" meta:paragraph-count="40" meta:word-count="462" meta:character-count="3173" meta:non-whitespace-character-count="2756"/>
  </office:meta>
</office:document-meta>
</file>